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b9c3" officeooo:paragraph-rsid="0015b9c3"/>
    </style:style>
    <style:style style:name="P2" style:family="paragraph" style:parent-style-name="Standard">
      <style:text-properties officeooo:paragraph-rsid="0015b9c3"/>
    </style:style>
    <style:style style:name="P3" style:family="paragraph" style:parent-style-name="Standard">
      <style:text-properties officeooo:paragraph-rsid="0015b9c3" fo:background-color="#009598"/>
    </style:style>
    <style:style style:name="P4" style:family="paragraph" style:parent-style-name="Text_20_body">
      <style:text-properties officeooo:paragraph-rsid="0015b9c3"/>
    </style:style>
    <style:style style:name="P5" style:family="paragraph" style:parent-style-name="Text_20_body">
      <style:paragraph-properties fo:margin-top="0cm" fo:margin-bottom="0.499cm" loext:contextual-spacing="false"/>
      <style:text-properties fo:background-color="#b2b2b2"/>
    </style:style>
    <style:style style:name="P6" style:family="paragraph" style:parent-style-name="Preformatted_20_Text">
      <style:paragraph-properties fo:margin-top="0cm" fo:margin-bottom="0.499cm" loext:contextual-spacing="false"/>
      <style:text-properties fo:background-color="#009598"/>
    </style:style>
    <style:style style:name="P7" style:family="paragraph" style:parent-style-name="Preformatted_20_Text">
      <style:paragraph-properties fo:margin-top="0cm" fo:margin-bottom="0.499cm" loext:contextual-spacing="false"/>
      <style:text-properties fo:background-color="#00888a"/>
    </style:style>
    <style:style style:name="P8" style:family="paragraph" style:parent-style-name="Preformatted_20_Text">
      <style:paragraph-properties fo:margin-top="0cm" fo:margin-bottom="0.499cm" loext:contextual-spacing="false"/>
      <style:text-properties officeooo:paragraph-rsid="001695f8" fo:background-color="transparent"/>
    </style:style>
    <style:style style:name="P9" style:family="paragraph" style:parent-style-name="Preformatted_20_Text">
      <style:paragraph-properties fo:margin-top="0cm" fo:margin-bottom="0.499cm" loext:contextual-spacing="false"/>
      <style:text-properties officeooo:rsid="001695f8" officeooo:paragraph-rsid="001695f8" fo:background-color="transparent"/>
    </style:style>
    <style:style style:name="P10" style:family="paragraph" style:parent-style-name="Preformatted_20_Text">
      <style:paragraph-properties fo:margin-top="0cm" fo:margin-bottom="0.499cm" loext:contextual-spacing="false"/>
      <style:text-properties officeooo:rsid="00178ffb" officeooo:paragraph-rsid="00178ffb"/>
    </style:style>
    <style:style style:name="P11" style:family="paragraph" style:parent-style-name="Preformatted_20_Text">
      <style:text-properties fo:background-color="#b2b2b2"/>
    </style:style>
    <style:style style:name="P12" style:family="paragraph" style:parent-style-name="Preformatted_20_Text">
      <style:text-properties fo:background-color="#009598"/>
    </style:style>
    <style:style style:name="P13" style:family="paragraph" style:parent-style-name="Preformatted_20_Text">
      <style:text-properties fo:background-color="#00888a"/>
    </style:style>
    <style:style style:name="P14" style:family="paragraph" style:parent-style-name="Heading_20_2">
      <style:text-properties officeooo:paragraph-rsid="0015b9c3"/>
    </style:style>
    <style:style style:name="P15" style:family="paragraph" style:parent-style-name="Preformatted_20_Text">
      <style:paragraph-properties fo:margin-top="0cm" fo:margin-bottom="0.499cm" loext:contextual-spacing="false"/>
      <style:text-properties officeooo:paragraph-rsid="001695f8" fo:background-color="#00888a"/>
    </style:style>
    <style:style style:name="P16" style:family="paragraph" style:parent-style-name="Preformatted_20_Text">
      <style:paragraph-properties fo:margin-top="0cm" fo:margin-bottom="0.499cm" loext:contextual-spacing="false"/>
      <style:text-properties officeooo:rsid="00178ffb" officeooo:paragraph-rsid="00178ffb" fo:background-color="transparent"/>
    </style:style>
    <style:style style:name="P17" style:family="paragraph" style:parent-style-name="Preformatted_20_Text">
      <style:paragraph-properties fo:margin-top="0cm" fo:margin-bottom="0.499cm" loext:contextual-spacing="false"/>
      <style:text-properties officeooo:paragraph-rsid="00178ffb"/>
    </style:style>
    <style:style style:name="P18" style:family="paragraph" style:parent-style-name="Preformatted_20_Text">
      <style:paragraph-properties fo:margin-top="0cm" fo:margin-bottom="0.499cm" loext:contextual-spacing="false"/>
      <style:text-properties officeooo:rsid="0018cd51" officeooo:paragraph-rsid="0018cd51"/>
    </style:style>
    <style:style style:name="T1" style:family="text">
      <style:text-properties officeooo:rsid="0015b9c3"/>
    </style:style>
    <style:style style:name="T2" style:family="text">
      <style:text-properties fo:color="#faa61a"/>
    </style:style>
    <style:style style:name="T3" style:family="text">
      <style:text-properties fo:background-color="transparent" loext:char-shading-value="0"/>
    </style:style>
    <style:style style:name="T4" style:family="text">
      <style:text-properties officeooo:rsid="001695f8" fo:background-color="transparent" loext:char-shading-value="0"/>
    </style:style>
    <style:style style:name="T5" style:family="text">
      <style:text-properties officeooo:rsid="00178ffb" fo:background-color="transparent" loext:char-shading-value="0"/>
    </style:style>
    <style:style style:name="T6" style:family="text">
      <style:text-properties officeooo:rsid="0018cd51" fo:background-color="transparent" loext:char-shading-value="0"/>
    </style:style>
    <style:style style:name="T7" style:family="text">
      <style:text-properties officeooo:rsid="001695f8"/>
    </style:style>
    <style:style style:name="T8" style:family="text">
      <style:text-properties officeooo:rsid="00178ff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1. <text:s/></text:span><text:bookmark text:name="Ubuntu_install_of_ROS_Melodic"/>Ubuntu install of ROS Melodic:</text:p>
      <text:p text:style-name="P2"><text:a xlink:type="simple" xlink:href="http://wiki.ros.org/melodic/Installation/Ubuntu" text:style-name="Internet_20_link" text:visited-style-name="Visited_20_Internet_20_Link">http://wiki.ros.org/melodic/Installation/Ubuntu</text:a></text:p>
      <text:p text:style-name="P2"/>
      <text:p text:style-name="P2"><text:span text:style-name="T1">2. <text:s/></text:span><text:bookmark text:name="Creating_a_workspace_for_catkin"/>Creating a workspace for catkin:</text:p>
      <text:p text:style-name="P1"><text:a xlink:type="simple" xlink:href="http://wiki.ros.org/catkin/Tutorials/create_a_workspace" text:style-name="Internet_20_link" text:visited-style-name="Visited_20_Internet_20_Link">http://wiki.ros.org/catkin/Tutorials/create_a_workspace</text:a></text:p>
      <text:p text:style-name="P1"/>
      <text:p text:style-name="P2"><text:span text:style-name="T1">3. </text:span>RPLidar ROS Package:</text:p>
      <text:p text:style-name="P2"><text:a xlink:type="simple" xlink:href="https://github.com/robopeak/rplidar_ros" text:style-name="Internet_20_link" text:visited-style-name="Visited_20_Internet_20_Link">https://github.com/robopeak/rplidar_ros</text:a></text:p>
      <text:p text:style-name="P2"/>
      <text:p text:style-name="P2"><text:span text:style-name="T1">* before running file_name.launch make sure run “</text:span><text:span text:style-name="T2">source devel/setup.bash</text:span>” <text:span text:style-name="T1">in a same <text:s/>directory .</text:span></text:p>
      <text:p text:style-name="P2"/>
      <text:p text:style-name="P2"><text:span text:style-name="T1">4. </text:span>Hector SLAM ROS Package:</text:p>
      <text:p text:style-name="P2"><text:a xlink:type="simple" xlink:href="https://github.com/tu-darmstadt-ros-pkg/hector_slam" text:style-name="Internet_20_link" text:visited-style-name="Visited_20_Internet_20_Link">https://github.com/tu-darmstadt-ros-pkg/hector_slam</text:a></text:p>
      <text:p text:style-name="P2"/>
      <text:h text:style-name="P14" text:outline-level="2">Install RPLidar node and Hector SLAM</text:h>
      <text:p text:style-name="P3">cd $HOME/catkin_ws/src</text:p>
      <text:p text:style-name="P12">git clone https://github.com/Slamtec/rplidar_ros.git</text:p>
      <text:p text:style-name="P6">git clone https://github.com/tu-darmstadt-ros-pkg/hector_slam.git</text:p>
      <text:p text:style-name="P4">Using your favourite editor open Hector SLAM’s launch file which can be found at <text:a xlink:type="simple" xlink:href="https://github.com/tu-darmstadt-ros-pkg/hector_slam/blob/catkin/hector_mapping/launch/mapping_default.launch" text:style-name="Internet_20_link" text:visited-style-name="Visited_20_Internet_20_Link">$HOME/catkin_ws/src/hector_slam/hector_mapping/launch/mapping_default.launch</text:a> and modify the “base_frame”, “odom_frame” and commented out “tf” lines to look like below:</text:p>
      <text:p text:style-name="P13">&lt;arg name="base_frame" default="base_link"/&gt;</text:p>
      <text:p text:style-name="P13">&lt;arg name="odom_frame" default="base_link"/&gt;</text:p>
      <text:p text:style-name="P11"/>
      <text:p text:style-name="P7">&lt;node pkg="tf" type="static_transform_publisher" name="base_to_laser_broadcaster" args="0 0 0 0 0 0 base_link laser 100" /&gt;</text:p>
      <text:p text:style-name="P5"><text:span text:style-name="T3">Edit Hector SLAM’s </text:span><text:a xlink:type="simple" xlink:href="https://github.com/tu-darmstadt-ros-pkg/hector_slam/blob/catkin/hector_imu_attitude_to_tf/launch/example.launch" text:style-name="Internet_20_link" text:visited-style-name="Visited_20_Internet_20_Link"><text:span text:style-name="T3">hector_imu_attitude_to_tf/launch/example.launch</text:span></text:a><text:span text:style-name="T3"> file which can be found at </text:span><text:a xlink:type="simple" xlink:href="https://github.com/tu-darmstadt-ros-pkg/hector_slam/blob/catkin/hector_imu_attitude_to_tf/launch/example.launch" text:style-name="Internet_20_link" text:visited-style-name="Visited_20_Internet_20_Link"><text:span text:style-name="T3">$HOME/catkin_ws/src/hector_slam/hector_imu_attitude_to_tf/launch/example.launch</text:span></text:a><text:span text:style-name="T3"> and change it to consume IMU data from the flight controller (via mavros) by replacing “thumper_imu” with “/mavros/imu/data” so that it looks like below:</text:span></text:p>
      <text:p text:style-name="P7">&lt;remap from="imu_topic" to="/mavros/imu/data" /&gt;</text:p>
      <text:p text:style-name="Text_20_body">Edit Hector SLAM’s tutorial.launch file which can be found at <text:a xlink:type="simple" xlink:href="https://github.com/tu-darmstadt-ros-pkg/hector_slam/blob/catkin/hector_slam_launch/launch/tutorial.launch" text:style-name="Internet_20_link" text:visited-style-name="Visited_20_Internet_20_Link">$HOME/catkin_ws/src/hector_slam/hector_slam_launch/launch/tutorial.launch</text:a> and change the “use_sim_time” line to look like below:</text:p>
      <text:p text:style-name="P7">&lt;param name="/use_sim_time" value="false"/&gt;</text:p>
      <text:p text:style-name="Text_20_body">Continue editing the <text:a xlink:type="simple" xlink:href="https://github.com/tu-darmstadt-ros-pkg/hector_slam/blob/catkin/hector_slam_launch/launch/tutorial.launch" text:style-name="Internet_20_link" text:visited-style-name="Visited_20_Internet_20_Link">tutorial.launch</text:a> and add a new line (just below the existing include line) so that the <text:a xlink:type="simple" xlink:href="https://github.com/tu-darmstadt-ros-pkg/hector_slam/blob/catkin/hector_imu_attitude_to_tf/launch/example.launch" text:style-name="Internet_20_link" text:visited-style-name="Visited_20_Internet_20_Link">example.launch</text:a> file modified above is included:</text:p>
      <text:p text:style-name="P15">&lt;include file="$(find hector_imu_attitude_to_tf)/launch/example.launch"/&gt;</text:p>
      <text:p text:style-name="P8"><text:span text:style-name="T7">6. </text:span>sudo apt-get install qt4-default</text:p>
      <text:p text:style-name="P9">7. $m<text:span text:style-name="T8">e</text:span>_admin:~$cd catkin_ws</text:p>
      <text:p text:style-name="P17"><text:span text:style-name="T4"><text:s text:c="3"/>$m</text:span><text:span text:style-name="T5">e</text:span><text:span text:style-name="T4">_admin:~/catkin_ws$ </text:span><text:span text:style-name="T5">catkin_make</text:span></text:p>
      <text:p text:style-name="P18"><text:span text:style-name="T5">8. roslaunch rplidar_ros rplidar.launch</text:span></text:p>
      <text:p text:style-name="P18"><text:soft-page-break/><text:span text:style-name="T5">9.roslaunch hector_slam_launch tutorial.launch</text:span></text:p>
      <text:p text:style-name="P10"><text:span text:style-name="T6">10</text:span><text:span text:style-name="T3">. </text:span><text:a xlink:type="simple" xlink:href="http://ardupilot.org/dev/docs/ros-slam.html" text:style-name="Internet_20_link" text:visited-style-name="Visited_20_Internet_20_Link"><text:span text:style-name="T3">http://ardupilot.org/dev/docs/ros-slam.html</text:span></text:a></text:p>
      <text:p text:style-name="P16"/>
      <text:p text:style-name="P16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22:19:15.238669824</meta:creation-date>
    <dc:date>2020-03-21T04:56:03.564137307</dc:date>
    <meta:editing-duration>PT31M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9" meta:word-count="210" meta:character-count="2108" meta:non-whitespace-character-count="1921"/>
  </office:meta>
</office:document-meta>
</file>